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 table:number-columns-repeated="2"/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 table:number-columns-repeated="2"/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3-08">00/00/0000</text:date>, <text:time style:data-style-name="N2" text:time-value="12:29:34.810567591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3-08T12:32:12.764741789</dc:date>
    <meta:editing-duration>PT16M32S</meta:editing-duration>
    <meta:editing-cycles>11</meta:editing-cycles>
    <meta:document-statistic meta:table-count="1" meta:cell-count="209" meta:object-count="0"/>
  </office:meta>
</office:document-meta>
</file>